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Perpetua1" svg:font-family="Perpetua" style:font-family-generic="roman" style:font-pitch="variable"/>
    <style:font-face style:name="Perpetua" svg:font-family="Perpetua, 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cm" fo:border="none"/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end" style:justify-single-word="false"/>
      <style:text-properties style:font-name="Verdana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Verdana" officeooo:paragraph-rsid="00188606"/>
    </style:style>
    <style:style style:name="P5" style:family="paragraph" style:parent-style-name="Standard">
      <style:text-properties officeooo:paragraph-rsid="00188606"/>
    </style:style>
    <style:style style:name="P6" style:family="paragraph" style:parent-style-name="Standard">
      <style:text-properties style:font-name="Perpetua" fo:font-size="12pt" officeooo:paragraph-rsid="00188606" style:font-size-asian="12pt" style:font-size-complex="12pt"/>
    </style:style>
    <style:style style:name="P7" style:family="paragraph" style:parent-style-name="Standard">
      <style:text-properties style:font-name="Verdana"/>
    </style:style>
    <style:style style:name="P8" style:family="paragraph" style:parent-style-name="Standard">
      <style:text-properties style:font-name="Verdana" officeooo:rsid="00188606" officeooo:paragraph-rsid="00188606"/>
    </style:style>
    <style:style style:name="P9" style:family="paragraph" style:parent-style-name="Standard" style:list-style-name="L1">
      <style:text-properties style:font-name="Verdana" officeooo:rsid="00188606" officeooo:paragraph-rsid="00188606"/>
    </style:style>
    <style:style style:name="P10" style:family="paragraph" style:parent-style-name="Standard" style:list-style-name="L2">
      <style:text-properties style:font-name="Verdana" officeooo:rsid="00188606" officeooo:paragraph-rsid="00188606"/>
    </style:style>
    <style:style style:name="P11" style:family="paragraph" style:parent-style-name="Standard" style:list-style-name="L3">
      <style:text-properties style:font-name="Verdana" officeooo:rsid="00188606" officeooo:paragraph-rsid="00188606"/>
    </style:style>
    <style:style style:name="P12" style:family="paragraph" style:parent-style-name="Standard" style:list-style-name="L1">
      <style:text-properties style:font-name="Verdana" officeooo:rsid="001b8ba8" officeooo:paragraph-rsid="001b8ba8"/>
    </style:style>
    <style:style style:name="P13" style:family="paragraph" style:parent-style-name="Standard" style:list-style-name="L2">
      <style:text-properties style:font-name="Verdana" officeooo:rsid="0019a52d" officeooo:paragraph-rsid="0019a52d"/>
    </style:style>
    <style:style style:name="P14" style:family="paragraph" style:parent-style-name="Standard">
      <style:text-properties style:font-name="Verdana" officeooo:rsid="0019a52d" officeooo:paragraph-rsid="0019a52d"/>
    </style:style>
    <style:style style:name="P15" style:family="paragraph" style:parent-style-name="Standard" style:list-style-name="L1">
      <style:text-properties officeooo:paragraph-rsid="00188606"/>
    </style:style>
    <style:style style:name="P16" style:family="paragraph" style:parent-style-name="Standard" style:list-style-name="L2">
      <style:text-properties officeooo:paragraph-rsid="00188606"/>
    </style:style>
    <style:style style:name="P17" style:family="paragraph" style:parent-style-name="Standard" style:list-style-name="L3">
      <style:text-properties officeooo:paragraph-rsid="00188606"/>
    </style:style>
    <style:style style:name="P18" style:family="paragraph" style:parent-style-name="Standard" style:list-style-name="L3">
      <style:text-properties officeooo:paragraph-rsid="0019a52d"/>
    </style:style>
    <style:style style:name="P19" style:family="paragraph" style:parent-style-name="Standard">
      <style:text-properties style:font-name="Verdana" fo:font-size="11pt" officeooo:paragraph-rsid="001e3e5a" style:font-size-asian="11pt" style:font-size-complex="11pt" style:font-weight-complex="bold"/>
    </style:style>
    <style:style style:name="P20" style:family="paragraph" style:parent-style-name="Standard">
      <style:text-properties style:font-name="Verdana" officeooo:paragraph-rsid="001e3e5a"/>
    </style:style>
    <style:style style:name="P21" style:family="paragraph" style:parent-style-name="Table_20_Contents">
      <style:text-properties style:font-name="Verdana" officeooo:rsid="00188606" officeooo:paragraph-rsid="00188606"/>
    </style:style>
    <style:style style:name="P22" style:family="paragraph" style:parent-style-name="Table_20_Contents">
      <style:paragraph-properties fo:text-align="end" style:justify-single-word="false"/>
      <style:text-properties style:font-name="Verdana" officeooo:rsid="00188606" officeooo:paragraph-rsid="00188606"/>
    </style:style>
    <style:style style:name="P23" style:family="paragraph" style:parent-style-name="Table_20_Contents">
      <style:text-properties style:font-name="Verdana" officeooo:paragraph-rsid="001c687b"/>
    </style:style>
    <style:style style:name="P24" style:family="paragraph" style:parent-style-name="Table_20_Contents">
      <style:text-properties style:font-name="Verdana" officeooo:paragraph-rsid="001e3e5a"/>
    </style:style>
    <style:style style:name="T1" style:family="text">
      <style:text-properties style:text-position="super 58%"/>
    </style:style>
    <style:style style:name="T2" style:family="text">
      <style:text-properties officeooo:rsid="00188606"/>
    </style:style>
    <style:style style:name="T3" style:family="text">
      <style:text-properties style:font-name="Verdana" officeooo:rsid="00188606"/>
    </style:style>
    <style:style style:name="T4" style:family="text">
      <style:text-properties style:font-name="Verdana" officeooo:rsid="0019a52d"/>
    </style:style>
    <style:style style:name="T5" style:family="text">
      <style:text-properties style:font-name="Verdana" officeooo:rsid="001b8ba8"/>
    </style:style>
    <style:style style:name="T6" style:family="text">
      <style:text-properties style:font-name="Verdana" officeooo:rsid="001c0822"/>
    </style:style>
    <style:style style:name="T7" style:family="text">
      <style:text-properties style:font-name="Verdana" officeooo:rsid="001c687b"/>
    </style:style>
    <style:style style:name="T8" style:family="text">
      <style:text-properties style:font-name="Verdana" officeooo:rsid="001d9214"/>
    </style:style>
    <style:style style:name="T9" style:family="text">
      <style:text-properties style:font-name="Verdana" officeooo:rsid="0020845a"/>
    </style:style>
    <style:style style:name="T10" style:family="text">
      <style:text-properties style:font-name="Verdana" officeooo:rsid="0020eecc"/>
    </style:style>
    <style:style style:name="T11" style:family="text">
      <style:text-properties fo:font-size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font-size-asian="11pt" style:font-size-complex="11pt" style:font-weight-complex="bold"/>
    </style:style>
    <style:style style:name="T14" style:family="text">
      <style:text-properties fo:font-size="11pt" officeooo:rsid="001e3e5a" style:font-size-asian="11pt" style:font-size-complex="11pt" style:font-weight-complex="bold"/>
    </style:style>
    <style:style style:name="T15" style:family="text">
      <style:text-properties style:font-size-asian="11pt"/>
    </style:style>
    <style:style style:name="T16" style:family="text">
      <style:text-properties style:font-size-complex="11pt"/>
    </style:style>
    <style:style style:name="T17" style:family="text">
      <style:text-properties officeooo:rsid="001c687b"/>
    </style:style>
    <style:style style:name="T18" style:family="text">
      <style:text-properties officeooo:rsid="001e3e5a"/>
    </style:style>
    <style:style style:name="T19" style:family="text">
      <style:text-properties style:font-name="Perpetua1" fo:font-size="11pt" style:font-size-asian="11pt" style:font-size-complex="11pt"/>
    </style:style>
    <style:style style:name="T20" style:family="text">
      <style:text-properties style:font-name="Perpetua1" fo:font-size="11pt" style:font-size-asian="11pt" style:font-size-complex="11pt" style:font-weight-complex="bold"/>
    </style:style>
    <style:style style:name="T21" style:family="text">
      <style:text-properties style:font-name="Perpetua1" fo:font-size="11pt" officeooo:rsid="001e3e5a" style:font-size-asian="11pt" style:font-size-complex="11pt" style:font-weight-complex="bold"/>
    </style:style>
    <style:style style:name="T22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o No Harm Clinic, Ltd.</text:p>
            <text:p text:style-name="P1"/>
            <text:p text:style-name="P1"/>
            <text:p text:style-name="P1"/>
            <text:p text:style-name="P1"/>
            <text:p text:style-name="P23"><text:span text:style-name="T17">250-212-4899</text:span></text:p>
            <text:p text:style-name="P21">donoharmclinic@gmail.com</text:p>
          </table:table-cell>
          <table:table-cell table:style-name="Table1.A1" office:value-type="string">
            <text:p text:style-name="P22">Robert McBride</text:p>
            <text:p text:style-name="P22">882 Toovey Rd</text:p>
            <text:p text:style-name="P22">Kelowna, BC</text:p>
            <text:p text:style-name="P22">V1X 6R1</text:p>
            <text:p text:style-name="P2"/>
            <text:p text:style-name="P22">250-878-3824</text:p>
            <text:p text:style-name="P22">robmcbride@gmail.com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3"><text:span text:style-name="T17"/></text:p>
          </table:table-cell>
          <table:table-cell table:style-name="Table1.A1" office:value-type="string">
            <text:p text:style-name="P2"><text:span text:style-name="T17">4</text:span><text:span text:style-name="T1">th</text:span> <text:span text:style-name="T17">August, </text:span>20<text:span text:style-name="T2">11</text:span></text:p>
          </table:table-cell>
        </table:table-row>
      </table:table>
      <text:p text:style-name="Standard"/>
      <text:p text:style-name="P4">Dear <text:span text:style-name="T2">Do No Harm Clinic, Ltd.</text:span>,</text:p>
      <text:p text:style-name="P3"/>
      <text:p text:style-name="P8">I have set out below a description of the services that I, Robert McBride (“Developer”), will provide to you, Do No Harm Clinic, Ltd. (“Client”), together with our agreed on fees.</text:p>
      <text:p text:style-name="P8"/>
      <text:p text:style-name="P8">I will provide the following services:</text:p>
      <text:list xml:id="list287516386" text:style-name="L1">
        <text:list-item>
          <text:p text:style-name="P15"><text:span text:style-name="T3">Design and implementation of a custom web based store; </text:span><text:span text:style-name="T5">including:</text:span></text:p>
          <text:list>
            <text:list-item>
              <text:p text:style-name="P12">A custom user authentication and security system,</text:p>
            </text:list-item>
            <text:list-item>
              <text:p text:style-name="P12">Administrative tools to manage products, users and orders,</text:p>
            </text:list-item>
            <text:list-item>
              <text:p text:style-name="P12">A complete credit card payments system.</text:p>
            </text:list-item>
          </text:list>
        </text:list-item>
        <text:list-item>
          <text:p text:style-name="P9">Setup of the Domain Name, Hosting, and Email <text:span text:style-name="T17">(if required)</text:span>.</text:p>
        </text:list-item>
        <text:list-item>
          <text:p text:style-name="P9">One year of Hosting, Support, and Maintenance of the final product.</text:p>
        </text:list-item>
      </text:list>
      <text:p text:style-name="P8"/>
      <text:p text:style-name="P5"><text:span text:style-name="T5">The site's </text:span><text:span text:style-name="T7">source </text:span><text:span text:style-name="T5">code will be </text:span><text:span text:style-name="T7">owned</text:span><text:span text:style-name="T5"> </text:span><text:span text:style-name="T7">by the </text:span><text:span text:style-name="T5">Client.</text:span><text:span text:style-name="T3"> </text:span><text:span text:style-name="T7">However, we have agreed that the source code can be used by the Developer for projects in the future. Excluding</text:span><text:span text:style-name="T3"> the following, </text:span><text:span text:style-name="T7">which</text:span><text:span text:style-name="T3"> will be </text:span><text:span text:style-name="T7">exclusively </text:span><text:span text:style-name="T3">owned by the Client:</text:span></text:p>
      <text:list xml:id="list1816596642" text:style-name="L2">
        <text:list-item>
          <text:p text:style-name="P13">Trademarks,</text:p>
        </text:list-item>
        <text:list-item>
          <text:p text:style-name="P16"><text:span text:style-name="T6">All product </text:span><text:span text:style-name="T10">and</text:span><text:span text:style-name="T6"> site descriptions</text:span><text:span text:style-name="T3">, </text:span><text:span text:style-name="T10">and marketing products</text:span></text:p>
        </text:list-item>
        <text:list-item>
          <text:p text:style-name="P10">Any graphics created,</text:p>
        </text:list-item>
        <text:list-item>
          <text:p text:style-name="P10">Domain name.</text:p>
        </text:list-item>
      </text:list>
      <text:p text:style-name="P8"/>
      <text:p text:style-name="P8">My fee for these services will be $<text:span text:style-name="T17">10</text:span>,000 payable via Cash, Cheque, or Bank Deposit. With the payment terms as follows:</text:p>
      <text:list xml:id="list1275966233" text:style-name="L3">
        <text:list-item>
          <text:p text:style-name="P11">Payment 1: %25 <text:span text:style-name="T18">retainer</text:span> payment before the project begins.</text:p>
        </text:list-item>
        <text:list-item>
          <text:p text:style-name="P17"><text:span text:style-name="T3">Payment 2: %25 </text:span><text:span text:style-name="T4">payment upon release of first Release Candidate, </text:span><text:span text:style-name="T5">to tentatively take place </text:span><text:span text:style-name="T8">September </text:span><text:span text:style-name="T5">1, 2011.</text:span></text:p>
        </text:list-item>
        <text:list-item>
          <text:p text:style-name="P18"><text:span text:style-name="T4">Payment 3: The remainder due upon satisfactory completion and open</text:span><text:span text:style-name="T5">ing</text:span><text:span text:style-name="T4"> to the public, </text:span><text:span text:style-name="T9">to tentatively take place October 1, 2011.</text:span></text:p>
        </text:list-item>
      </text:list>
      <text:p text:style-name="P14"/>
      <text:p text:style-name="P6"><text:span text:style-name="T3">If you agree that the foregoing fairly sets out your understanding of our mutual responsibilities, please initial </text:span><text:span text:style-name="T5">and sign </text:span><text:span text:style-name="T3">a copy of this letter in the space indicated below.</text:span></text:p>
      <text:p text:style-name="P3"/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<text:span text:style-name="T14">Developer</text:span><text:span text:style-name="T13"> Initial: <text:line-break/></text:span></text:p>
            <text:p text:style-name="P19"><text:span text:style-name="T18">Developer Signiture:</text:span></text:p>
          </table:table-cell>
          <table:table-cell table:style-name="Table2.A1" office:value-type="string">
            <text:p text:style-name="P24"><text:span text:style-name="T18">Client Initial:<text:line-break/></text:span></text:p>
            <text:p text:style-name="P24"><text:span text:style-name="T18">Client Signiture:</text:span></text:p>
          </table:table-cell>
        </table:table-row>
      </table:table>
      <text:p text:style-name="P3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Perpetua1" svg:font-family="Perpetua" style:font-family-generic="roman" style:font-pitch="variable"/>
    <style:font-face style:name="Perpetua" svg:font-family="Perpetua, 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7T10:03:12</meta:creation-date>
    <meta:editing-duration>PT06H14M10S</meta:editing-duration>
    <meta:editing-cycles>9</meta:editing-cycles>
    <meta:generator>OpenOffice.org/3.2$Unix OpenOffice.org_project/320m19$Build-9505</meta:generator>
    <dc:description>Chris New</dc:description>
    <meta:keyword>Formal</meta:keyword>
    <meta:keyword>Letter</meta:keyword>
    <meta:keyword>Legal</meta:keyword>
    <meta:keyword>Business</meta:keyword>
    <meta:keyword>Privet</meta:keyword>
    <dc:subject>Very basic no frills formal letter layout</dc:subject>
    <dc:title>Formal Letter Template</dc:title>
    <meta:initial-creator>Robert McBride</meta:initial-creator>
    <dc:date>2011-08-03T22:43:53</dc:date>
    <dc:creator>Robert McBride</dc:creator>
    <meta:printed-by>Robert McBride</meta:printed-by>
    <meta:print-date>2011-08-03T22:41:07</meta:print-date>
    <meta:document-statistic meta:table-count="2" meta:image-count="0" meta:object-count="0" meta:page-count="1" meta:paragraph-count="33" meta:word-count="287" meta:character-count="1733"/>
    <meta:user-defined meta:name="Info 2"/>
    <meta:user-defined meta:name="Info 3"/>
    <meta:user-defined meta:name="Info 4"/>
    <meta:user-defined meta:name="License">&lt;a href="http://www.openoffice.org/licenses/BSD.pdf"&gt;BSD&lt;/a&gt;</meta:user-defined>
  </office:meta>
</office:document-meta>
</file>